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33.64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13.6mm" fo:break-before="auto" style:use-optimal-row-height="false"/>
    </style:style>
    <style:style style:name="ro3" style:family="table-row">
      <style:table-row-properties style:row-height="16.44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</text:p>
          </table:table-cell>
          <table:covered-table-cell table:number-columns-repeated="6" table:style-name="ce4"/>
          <table:table-cell/>
        </table:table-row>
        <table:table-row table:style-name="ro2">
          <table:table-cell table:style-name="ce2" office:value-type="string" calcext:value-type="string" table:number-columns-spanned="7" table:number-rows-spanned="1">
            <text:p>I'm running special “performance analysis” experiments - these are similar to the experiments for which results are given in the paper, but with the simulation time and logging set to be exactly equivalent to the SpiNNaker runs.</text:p>
          </table:table-cell>
          <table:covered-table-cell table:number-columns-repeated="6" table:style-name="ce4"/>
          <table:table-cell/>
        </table:table-row>
        <table:table-row table:style-name="ro3">
          <table:table-cell table:style-name="ce2" office:value-type="string" calcext:value-type="string" table:number-columns-spanned="7" table:number-rows-spanned="1">
            <text:p>I'm running on my office PC; It has an Intel Core i7-2600 (quad-core, 3.4GHz), PC3-10600U RAM (1333 MHz) and a solid state disk for logging. The SpineML_2_BRAHMS, SpineML_PreFlight and brahms versions are those tagged with the branch “GPR-BSB-paper1” on github. The OS was Ubuntu 16.04.</text:p>
          </table:table-cell>
          <table:covered-table-cell table:number-columns-repeated="6" table:style-name="ce4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f60ca93</text:p>
          </table:table-cell>
          <table:covered-table-cell table:number-columns-repeated="6" table:style-name="ce4"/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49000000000004" calcext:value-type="float">
            <text:p>0.349</text:p>
          </table:table-cell>
          <table:table-cell office:value-type="float" office:value="35.613" calcext:value-type="float">
            <text:p>35.613</text:p>
          </table:table-cell>
          <table:table-cell office:value-type="float" office:value="35.962" calcext:value-type="float">
            <text:p>35.962</text:p>
          </table:table-cell>
          <table:table-cell table:formula="of:=[.G8]-[.F8]" office:value-type="float" office:value="1.21499999999998" calcext:value-type="float">
            <text:p>1.215</text:p>
          </table:table-cell>
          <table:table-cell office:value-type="float" office:value="267.077" calcext:value-type="float">
            <text:p>267.077</text:p>
          </table:table-cell>
          <table:table-cell office:value-type="float" office:value="268.292" calcext:value-type="float">
            <text:p>268.29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61000000000004" calcext:value-type="float">
            <text:p>0.361</text:p>
          </table:table-cell>
          <table:table-cell office:value-type="float" office:value="35.413" calcext:value-type="float">
            <text:p>35.413</text:p>
          </table:table-cell>
          <table:table-cell office:value-type="float" office:value="35.774" calcext:value-type="float">
            <text:p>35.774</text:p>
          </table:table-cell>
          <table:table-cell table:formula="of:=[.G9]-[.F9]" office:value-type="float" office:value="1.22799999999995" calcext:value-type="float">
            <text:p>1.228</text:p>
          </table:table-cell>
          <table:table-cell office:value-type="float" office:value="266.434" calcext:value-type="float">
            <text:p>266.434</text:p>
          </table:table-cell>
          <table:table-cell office:value-type="float" office:value="267.662" calcext:value-type="float">
            <text:p>267.662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66999999999997" calcext:value-type="float">
            <text:p>0.367</text:p>
          </table:table-cell>
          <table:table-cell office:value-type="float" office:value="34.893" calcext:value-type="float">
            <text:p>34.893</text:p>
          </table:table-cell>
          <table:table-cell office:value-type="float" office:value="35.26" calcext:value-type="float">
            <text:p>35.26</text:p>
          </table:table-cell>
          <table:table-cell table:formula="of:=[.G10]-[.F10]" office:value-type="float" office:value="1.21999999999997" calcext:value-type="float">
            <text:p>1.22</text:p>
          </table:table-cell>
          <table:table-cell office:value-type="float" office:value="266.362" calcext:value-type="float">
            <text:p>266.362</text:p>
          </table:table-cell>
          <table:table-cell office:value-type="float" office:value="267.582" calcext:value-type="float">
            <text:p>267.58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66999999999997" calcext:value-type="float">
            <text:p>0.367</text:p>
          </table:table-cell>
          <table:table-cell office:value-type="float" office:value="35.561" calcext:value-type="float">
            <text:p>35.561</text:p>
          </table:table-cell>
          <table:table-cell office:value-type="float" office:value="35.928" calcext:value-type="float">
            <text:p>35.928</text:p>
          </table:table-cell>
          <table:table-cell table:formula="of:=[.G11]-[.F11]" office:value-type="float" office:value="1.214" calcext:value-type="float">
            <text:p>1.214</text:p>
          </table:table-cell>
          <table:table-cell office:value-type="float" office:value="265.882" calcext:value-type="float">
            <text:p>265.882</text:p>
          </table:table-cell>
          <table:table-cell office:value-type="float" office:value="267.096" calcext:value-type="float">
            <text:p>267.096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71000000000002" calcext:value-type="float">
            <text:p>0.3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5.68" calcext:value-type="float">
            <text:p>35.68</text:p>
          </table:table-cell>
          <table:table-cell table:formula="of:=[.G12]-[.F12]" office:value-type="float" office:value="1.22199999999998" calcext:value-type="float">
            <text:p>1.222</text:p>
          </table:table-cell>
          <table:table-cell office:value-type="float" office:value="265.202" calcext:value-type="float">
            <text:p>265.202</text:p>
          </table:table-cell>
          <table:table-cell office:value-type="float" office:value="266.424" calcext:value-type="float">
            <text:p>266.424</text:p>
          </table:table-cell>
          <table:table-cell table:style-name="ce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58000000000004" calcext:value-type="float">
            <text:p>0.358</text:p>
          </table:table-cell>
          <table:table-cell office:value-type="float" office:value="34.41" calcext:value-type="float">
            <text:p>34.41</text:p>
          </table:table-cell>
          <table:table-cell office:value-type="float" office:value="34.768" calcext:value-type="float">
            <text:p>34.768</text:p>
          </table:table-cell>
          <table:table-cell table:formula="of:=[.G13]-[.F13]" office:value-type="float" office:value="1.22300000000001" calcext:value-type="float">
            <text:p>1.223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266.959" calcext:value-type="float">
            <text:p>266.959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54999999999997" calcext:value-type="float">
            <text:p>0.355</text:p>
          </table:table-cell>
          <table:table-cell office:value-type="float" office:value="35.314" calcext:value-type="float">
            <text:p>35.314</text:p>
          </table:table-cell>
          <table:table-cell office:value-type="float" office:value="35.669" calcext:value-type="float">
            <text:p>35.669</text:p>
          </table:table-cell>
          <table:table-cell table:formula="of:=[.G14]-[.F14]" office:value-type="float" office:value="1.22700000000003" calcext:value-type="float">
            <text:p>1.227</text:p>
          </table:table-cell>
          <table:table-cell office:value-type="float" office:value="266.443" calcext:value-type="float">
            <text:p>266.443</text:p>
          </table:table-cell>
          <table:table-cell office:value-type="float" office:value="267.67" calcext:value-type="float">
            <text:p>267.6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52000000000004" calcext:value-type="float">
            <text:p>0.352</text:p>
          </table:table-cell>
          <table:table-cell office:value-type="float" office:value="36.184" calcext:value-type="float">
            <text:p>36.184</text:p>
          </table:table-cell>
          <table:table-cell office:value-type="float" office:value="36.536" calcext:value-type="float">
            <text:p>36.536</text:p>
          </table:table-cell>
          <table:table-cell table:formula="of:=[.G15]-[.F15]" office:value-type="float" office:value="1.25700000000001" calcext:value-type="float">
            <text:p>1.257</text:p>
          </table:table-cell>
          <table:table-cell office:value-type="float" office:value="267.875" calcext:value-type="float">
            <text:p>267.875</text:p>
          </table:table-cell>
          <table:table-cell office:value-type="float" office:value="269.132" calcext:value-type="float">
            <text:p>269.132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65000000000002" calcext:value-type="float">
            <text:p>0.365</text:p>
          </table:table-cell>
          <table:table-cell office:value-type="float" office:value="34.556" calcext:value-type="float">
            <text:p>34.556</text:p>
          </table:table-cell>
          <table:table-cell office:value-type="float" office:value="34.921" calcext:value-type="float">
            <text:p>34.921</text:p>
          </table:table-cell>
          <table:table-cell table:formula="of:=[.G16]-[.F16]" office:value-type="float" office:value="1.23699999999997" calcext:value-type="float">
            <text:p>1.237</text:p>
          </table:table-cell>
          <table:table-cell office:value-type="float" office:value="270.011" calcext:value-type="float">
            <text:p>270.011</text:p>
          </table:table-cell>
          <table:table-cell office:value-type="float" office:value="271.248" calcext:value-type="float">
            <text:p>271.24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57999999999997" calcext:value-type="float">
            <text:p>0.358</text:p>
          </table:table-cell>
          <table:table-cell office:value-type="float" office:value="35.286" calcext:value-type="float">
            <text:p>35.286</text:p>
          </table:table-cell>
          <table:table-cell office:value-type="float" office:value="35.644" calcext:value-type="float">
            <text:p>35.644</text:p>
          </table:table-cell>
          <table:table-cell table:formula="of:=[.G17]-[.F17]" office:value-type="float" office:value="1.24099999999999" calcext:value-type="float">
            <text:p>1.241</text:p>
          </table:table-cell>
          <table:table-cell office:value-type="float" office:value="265.139" calcext:value-type="float">
            <text:p>265.139</text:p>
          </table:table-cell>
          <table:table-cell office:value-type="float" office:value="266.38" calcext:value-type="float">
            <text:p>266.38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60300000000001" calcext:value-type="float">
            <text:p>0.3603</text:p>
          </table:table-cell>
          <table:table-cell table:formula="of:=AVERAGE([.C8:.C17])" office:value-type="float" office:value="35.2539" calcext:value-type="float">
            <text:p>35.2539</text:p>
          </table:table-cell>
          <table:table-cell table:formula="of:=AVERAGE([.D8:.D17])" office:value-type="float" office:value="35.6142" calcext:value-type="float">
            <text:p>35.6142</text:p>
          </table:table-cell>
          <table:table-cell table:formula="of:=AVERAGE([.E8:.E17])" office:value-type="float" office:value="1.22839999999999" calcext:value-type="float">
            <text:p>1.2284</text:p>
          </table:table-cell>
          <table:table-cell table:formula="of:=AVERAGE([.F8:.F17])" office:value-type="float" office:value="266.6161" calcext:value-type="float">
            <text:p>266.6161</text:p>
          </table:table-cell>
          <table:table-cell table:formula="of:=AVERAGE([.G8:.G17])" office:value-type="float" office:value="267.8445" calcext:value-type="float">
            <text:p>267.8445</text:p>
          </table:table-cell>
          <table:table-cell/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716550378162143" calcext:value-type="float">
            <text:p>0.0071655038</text:p>
          </table:table-cell>
          <table:table-cell table:formula="of:=STDEV([.C8:.C17])" office:value-type="float" office:value="0.521836596391374" calcext:value-type="float">
            <text:p>0.5218365964</text:p>
          </table:table-cell>
          <table:table-cell table:formula="of:=STDEV([.D8:.D17])" office:value-type="float" office:value="0.51907456111815" calcext:value-type="float">
            <text:p>0.5190745611</text:p>
          </table:table-cell>
          <table:table-cell table:formula="of:=STDEV([.E8:.E17])" office:value-type="float" office:value="0.0132514150187845" calcext:value-type="float">
            <text:p>0.013251415</text:p>
          </table:table-cell>
          <table:table-cell table:formula="of:=STDEV([.F8:.F17])" office:value-type="float" office:value="1.45087241570949" calcext:value-type="float">
            <text:p>1.4508724157</text:p>
          </table:table-cell>
          <table:table-cell table:formula="of:=STDEV([.G8:.G17])" office:value-type="float" office:value="1.45607274314621" calcext:value-type="float">
            <text:p>1.4560727431</text:p>
          </table:table-cell>
          <table:table-cell/>
        </table:table-row>
        <table:table-row table:style-name="ro5">
          <table:table-cell table:style-name="Default"/>
          <table:table-cell table:number-columns-repeated="7"/>
        </table:table-row>
        <table:table-row table:style-name="ro6">
          <table:table-cell table:style-name="ce2" office:value-type="string" calcext:value-type="string" table:number-columns-spanned="7" table:number-rows-spanned="1">
            <text:p>The %CPU used when running the 1 ch model was 400% and for the 3 ch model it was about 550%, so the quad-core processor was well-utilised.</text:p>
          </table:table-cell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2:47:17.761802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3T10:39:20.743306485</meta:creation-date>
    <dc:date>2017-07-13T13:42:15.807500568</dc:date>
    <dc:creator>Seb James</dc:creator>
    <meta:editing-duration>PT2H19S</meta:editing-duration>
    <meta:editing-cycles>13</meta:editing-cycles>
    <meta:generator>LibreOffice/5.1.6.2$Linux_X86_64 LibreOffice_project/10m0$Build-2</meta:generator>
    <meta:document-statistic meta:table-count="1" meta:cell-count="98" meta:object-count="0"/>
  </office:meta>
</office:document-meta>
</file>